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6.4181in" fo:margin-left="-0.0785in" fo:margin-top="0in" fo:margin-bottom="0in" table:align="left" style:writing-mode="lr-tb"/>
    </style:style>
    <style:style style:name="Table2.A" style:family="table-column">
      <style:table-column-properties style:column-width="3.20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1"/>
    </style:style>
    <style:style style:name="Table2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Standard">
      <style:text-properties style:font-name="Open Sans" officeooo:paragraph-rsid="001be0f4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Open Sans" officeooo:paragraph-rsid="001be0f4"/>
    </style:style>
    <style:style style:name="P3" style:family="paragraph" style:parent-style-name="Standard">
      <style:text-properties style:font-name="Open Sans" officeooo:paragraph-rsid="001be0f4"/>
    </style:style>
    <style:style style:name="P4" style:family="paragraph" style:parent-style-name="Standard">
      <style:text-properties style:font-name="Open Sans" officeooo:paragraph-rsid="001c43f8"/>
    </style:style>
    <style:style style:name="P5" style:family="paragraph" style:parent-style-name="Standard" style:list-style-name="L1">
      <style:text-properties officeooo:paragraph-rsid="001c43f8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style:font-name="Open Sans" fo:font-weight="bold" officeooo:paragraph-rsid="001be0f4" style:font-weight-asian="bold" style:font-weight-complex="bold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Open Sans" officeooo:rsid="001c43f8" officeooo:paragraph-rsid="001c43f8"/>
    </style:style>
    <style:style style:name="P8" style:family="paragraph" style:parent-style-name="Title" style:master-page-name="Standard">
      <style:paragraph-properties fo:text-align="start" style:justify-single-word="false" style:page-number="auto"/>
      <style:text-properties style:font-name="Open Sans" officeooo:rsid="001c43f8" officeooo:paragraph-rsid="001c43f8"/>
    </style:style>
    <style:style style:name="P9" style:family="paragraph" style:parent-style-name="Heading_20_1">
      <style:text-properties style:font-name="Open Sans" officeooo:paragraph-rsid="001be0f4"/>
    </style:style>
    <style:style style:name="P10" style:family="paragraph" style:parent-style-name="Heading_20_2">
      <style:text-properties style:font-name="Open Sans" officeooo:rsid="001c5256" officeooo:paragraph-rsid="001c525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43f8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font-name="Open Sans"/>
    </style:style>
    <style:style style:name="T5" style:family="text">
      <style:text-properties style:font-name="Open Sans" fo:font-weight="bold" officeooo:rsid="001c43f8" style:font-weight-asian="bold" style:font-weight-complex="bold"/>
    </style:style>
    <style:style style:name="T6" style:family="text">
      <style:text-properties style:font-name="Open Sans" officeooo:rsid="001c43f8"/>
    </style:style>
    <style:style style:name="T7" style:family="text">
      <style:text-properties style:font-name="Open Sans" fo:font-weight="normal" officeooo:rsid="001c43f8" style:font-weight-asian="normal" style:font-weight-complex="normal"/>
    </style:style>
    <style:style style:name="T8" style:family="text">
      <style:text-properties officeooo:rsid="001c43f8"/>
    </style:style>
    <style:style style:name="T9" style:family="text">
      <style:text-properties fo:font-weight="normal" officeooo:rsid="001c43f8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heck Mapping</text:p>
      <text:p text:style-name="P1"/>
      <text:p text:style-name="P4"><text:tab/><text:span text:style-name="T8">Consider a function </text:span><text:span text:style-name="T8"><draw:frame draw:style-name="fr1" draw:name="Object1" text:anchor-type="as-char" svg:y="-0.1484in" svg:width="0.648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8">which map a member of set A to itself. For simplicity, we let A be a set of integers from 1 to </text:span><text:span text:style-name="T2">N. </text:span><text:span text:style-name="T9">The function f can be described easily by a sequence </text:span><text:span text:style-name="T2">S</text:span><text:span text:style-name="T9"> of </text:span><text:span text:style-name="T2">N</text:span><text:span text:style-name="T9"> integers &lt;</text:span><text:span text:style-name="T2">d1</text:span><text:span text:style-name="T9">, </text:span><text:span text:style-name="T2">d2</text:span><text:span text:style-name="T9">, </text:span><text:span text:style-name="T2">d3</text:span><text:span text:style-name="T9">, …, </text:span><text:span text:style-name="T2">dn</text:span><text:span text:style-name="T9">&gt; which indicates that f[1] is d1 and f[2] is d2, …, f[n] is dn.</text:span></text:p>
      <text:p text:style-name="P4"><text:span text:style-name="T9"><text:tab/>We would like to know if the given sequence </text:span><text:span text:style-name="T2">S</text:span><text:span text:style-name="T9"> makes f be a 1-1 and on-to function. That is, each number from 1..</text:span><text:span text:style-name="T2">N</text:span><text:span text:style-name="T9"> appears exactly once in </text:span><text:span text:style-name="T2">S</text:span></text:p>
      <text:p text:style-name="P1"><text:span text:style-name="T9"/></text:p>
      <text:h text:style-name="P9" text:outline-level="1">Input</text:h>
      <text:list xml:id="list3698607729300910294" text:style-name="L1">
        <text:list-item>
          <text:p text:style-name="P5"><text:span text:style-name="T4">The first line contains the </text:span><text:span text:style-name="T6">one integers </text:span><text:span text:style-name="T5">N</text:span><text:span text:style-name="T6"> which describes the set A</text:span></text:p>
        </text:list-item>
        <text:list-item>
          <text:p text:style-name="P5"><text:span text:style-name="T6">The second line contains </text:span><text:span text:style-name="T5">N</text:span><text:span text:style-name="T6"> integers, </text:span><text:span text:style-name="T5">d1</text:span><text:span text:style-name="T6"> </text:span><text:span text:style-name="T5">d2</text:span><text:span text:style-name="T6"> </text:span><text:span text:style-name="T5">d3</text:span><text:span text:style-name="T6"> … </text:span><text:span text:style-name="T5">dn</text:span><text:span text:style-name="T7">, which describe the sequence </text:span><text:span text:style-name="T5">S</text:span></text:p>
        </text:list-item>
      </text:list>
      <text:h text:style-name="P9" text:outline-level="1">Output</text:h>
      <text:p text:style-name="P4">The output <text:span text:style-name="T8">is one line and must be “YES” only if the function described by </text:span><text:span text:style-name="T2">D </text:span><text:span text:style-name="T9">is 1-1 and on-to and be “NO” otherwise.</text:span></text:p>
      <text:p text:style-name="P4"><text:span text:style-name="T9"/></text:p>
      <text:p text:style-name="P4"/>
      <text:h text:style-name="P9" text:outline-level="1">Example </text:h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6">Input</text:p>
          </table:table-cell>
          <table:table-cell table:style-name="Table2.A1" office:value-type="string">
            <text:p text:style-name="P6">Output</text:p>
          </table:table-cell>
        </table:table-row>
        <table:table-row table:style-name="Table2.1">
          <table:table-cell table:style-name="Table2.A1" office:value-type="string">
            <text:p text:style-name="P7">4</text:p>
            <text:p text:style-name="P7">1 2 3 4</text:p>
          </table:table-cell>
          <table:table-cell table:style-name="Table2.A1" office:value-type="string">
            <text:p text:style-name="P7">YES</text:p>
          </table:table-cell>
        </table:table-row>
        <table:table-row table:style-name="Table2.1">
          <table:table-cell table:style-name="Table2.A3" office:value-type="string">
            <text:p text:style-name="P7">7</text:p>
            <text:p text:style-name="P7">-1 -2 3 0 2 3 4</text:p>
          </table:table-cell>
          <table:table-cell table:style-name="Table2.A3" office:value-type="string">
            <text:p text:style-name="P7">NO</text:p>
          </table:table-cell>
        </table:table-row>
        <table:table-row table:style-name="Table2.1">
          <table:table-cell table:style-name="Table2.A3" office:value-type="string">
            <text:p text:style-name="P7">5</text:p>
            <text:p text:style-name="P7">5 4 3 1 3</text:p>
          </table:table-cell>
          <table:table-cell table:style-name="Table2.A3" office:value-type="string">
            <text:p text:style-name="P7">NO</text:p>
          </table:table-cell>
        </table:table-row>
      </table:table>
      <text:h text:style-name="P10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m0$Build-2</meta:generator>
    <dc:date>2014-09-01T16:49:51.781956664</dc:date>
    <meta:editing-duration>PT1S</meta:editing-duration>
    <meta:editing-cycles>6</meta:editing-cycles>
    <meta:document-statistic meta:table-count="1" meta:image-count="0" meta:object-count="1" meta:page-count="1" meta:paragraph-count="20" meta:word-count="172" meta:character-count="761" meta:non-whitespace-character-count="608"/>
  </office:meta>
</office:document-meta>
</file>

<file path=Object 1/content.xml><?xml version="1.0" encoding="utf-8"?>
<math xmlns="http://www.w3.org/1998/Math/MathML">
  <semantics>
    <mrow>
      <mi>f</mi>
      <mi mathvariant="normal">:</mi>
      <mi>A</mi>
      <mo stretchy="false">→</mo>
      <mi>A</mi>
    </mrow>
    <annotation encoding="StarMath 5.0">f:A rightarrow A</annotation>
  </semantics>
</math>
</file>